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VKHCOH+Helvetica" svg:font-family="VKHCOH+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249cm" style:rel-column-width="16384*"/>
    </style:style>
    <style:style style:name="Tabla1.D" style:family="table-column">
      <style:table-column-properties style:column-width="4.249cm" style:rel-column-width="16383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VKHCOH+Helvetica" fo:font-size="12pt" fo:font-weight="normal" style:font-name-asian="VKHCOH+Helvetica" style:font-size-asian="12pt" style:font-weight-asian="normal" style:font-name-complex="VKHCOH+Helvetica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Heading_20_1">
      <style:text-properties fo:font-weight="normal" style:font-weight-asian="normal" style:font-weight-complex="normal"/>
    </style:style>
    <style:style style:name="P14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5" style:family="paragraph" style:parent-style-name="Contents_20_Heading">
      <style:paragraph-properties fo:text-align="center" style:justify-single-word="false"/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0" style:family="paragraph" style:parent-style-name="Text_20_body" style:list-style-name="L1">
      <style:text-properties fo:font-weight="normal" style:font-weight-asian="normal" style:font-weight-complex="normal"/>
    </style:style>
    <style:style style:name="P21" style:family="paragraph" style:parent-style-name="Text_20_body" style:list-style-name="L2">
      <style:text-properties fo:font-weight="normal" style:font-weight-asian="normal" style:font-weight-complex="normal"/>
    </style:style>
    <style:style style:name="P22" style:family="paragraph" style:parent-style-name="Text_20_body" style:list-style-name="L3">
      <style:text-properties fo:font-weight="normal" style:font-weight-asian="normal" style:font-weight-complex="normal"/>
    </style:style>
    <style:style style:name="P23" style:family="paragraph" style:parent-style-name="Text_20_body" style:list-style-name="L4">
      <style:text-properties fo:font-weight="normal" style:font-weight-asian="normal" style:font-weight-complex="normal"/>
    </style:style>
    <style:style style:name="P24" style:family="paragraph" style:parent-style-name="Text_20_body" style:list-style-name="L5">
      <style:text-properties fo:font-weight="normal" style:font-weight-asian="normal" style:font-weight-complex="normal"/>
    </style:style>
    <style:style style:name="P25" style:family="paragraph" style:parent-style-name="Text_20_body" style:list-style-name="L6">
      <style:text-properties fo:font-weight="normal" style:font-weight-asian="normal" style:font-weight-complex="normal"/>
    </style:style>
    <style:style style:name="P26" style:family="paragraph" style:parent-style-name="Text_20_body" style:list-style-name="L7">
      <style:text-properties fo:font-weight="normal" style:font-weight-asian="normal" style:font-weight-complex="normal"/>
    </style:style>
    <style:style style:name="P27" style:family="paragraph" style:parent-style-name="Text_20_body" style:list-style-name="L8">
      <style:text-properties fo:font-weight="normal" style:font-weight-asian="normal" style:font-weight-complex="normal"/>
    </style:style>
    <style:style style:name="P28" style:family="paragraph" style:parent-style-name="Text_20_body" style:list-style-name="L9">
      <style:text-properties fo:font-weight="normal" style:font-weight-asian="normal" style:font-weight-complex="normal"/>
    </style:style>
    <style:style style:name="P29" style:family="paragraph" style:parent-style-name="Text_20_body" style:list-style-name="L10">
      <style:text-properties fo:font-weight="normal" style:font-weight-asian="normal" style:font-weight-complex="normal"/>
    </style:style>
    <style:style style:name="P30" style:family="paragraph" style:parent-style-name="Text_20_body" style:list-style-name="L11">
      <style:text-properties fo:font-weight="normal" style:font-weight-asian="normal" style:font-weight-complex="normal"/>
    </style:style>
    <style:style style:name="P31" style:family="paragraph" style:parent-style-name="Footer">
      <style:paragraph-properties fo:text-align="end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font-weight="bold"/>
    </style:style>
    <style:style style:name="T5" style:family="text">
      <style:text-properties style:font-size-asian="14pt"/>
    </style:style>
    <style:style style:name="T6" style:family="text">
      <style:text-properties style:font-weight-asian="bold"/>
    </style:style>
    <style:style style:name="T7" style:family="text">
      <style:text-properties style:font-size-complex="14pt"/>
    </style:style>
    <style:style style:name="T8" style:family="text">
      <style:text-properties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ción del proyecto</text:p>
      <text:p text:style-name="P17"><text:span text:style-name="T3">Simulador de circuitos lógicos distribuidos</text:span></text:p>
      <text:p text:style-name="P17"><text:span text:style-name="T3"/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9">7<text:tab/>1</text:p>
          <text:p text:style-name="P19">Cronograma<text:tab/>2</text:p>
          <text:p text:style-name="P19">División De Tareas<text:tab/>4</text:p>
          <text:p text:style-name="P19">División<text:tab/>4</text:p>
          <text:p text:style-name="P19">Reporte De Avance<text:tab/>5</text:p>
          <text:p text:style-name="P19">Conclusión<text:tab/>7</text:p>
        </text:index-body>
      </text:table-of-content>
      <text:p text:style-name="P17"><text:span text:style-name="T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6"/>
      <text:p text:style-name="P16"/>
      <text:p text:style-name="Heading_20_1"><text:alphabetical-index-mark-start text:id="IMark77985640"/><text:toc-mark-start text:id="IMark77993368" text:outline-level="1"/>Cronograma<text:toc-mark-end text:id="IMark77993368"/><text:alphabetical-index-mark-end text:id="IMark77985640"/></text:p>
      <text:p text:style-name="P6"/>
      <text:p text:style-name="P6"/>
      <text:p text:style-name="P6"><text:tab/></text:p>
      <text:p text:style-name="P6"/>
      <text:p text:style-name="P7">10 Noviembre:</text:p>
      <text:p text:style-name="P3"/>
      <text:list xml:id="list840402530" text:style-name="L1">
        <text:list-item>
          <text:p text:style-name="P20">Pantallas</text:p>
        </text:list-item>
        <text:list-item>
          <text:p text:style-name="P20">Diagrama de clases</text:p>
        </text:list-item>
        <text:list-item>
          <text:p text:style-name="P20">División de tareas</text:p>
        </text:list-item>
        <text:list-item>
          <text:p text:style-name="P20">Socket y Thread</text:p>
        </text:list-item>
      </text:list>
      <text:p text:style-name="P6"/>
      <text:p text:style-name="P7">17 Noviembre:</text:p>
      <text:p text:style-name="P3"/>
      <text:list xml:id="list455545591" text:continue-numbering="true" text:style-name="L1">
        <text:list-item>
          <text:p text:style-name="P20">Circuito</text:p>
        </text:list-item>
        <text:list-item>
          <text:p text:style-name="P20">Ventanas</text:p>
        </text:list-item>
        <text:list-item>
          <text:p text:style-name="P20">Persistencia</text:p>
        </text:list-item>
      </text:list>
      <text:p text:style-name="P3"/>
      <text:p text:style-name="P3"/>
      <text:p text:style-name="P7">24 Noviembre:</text:p>
      <text:p text:style-name="P7"/>
      <text:list xml:id="list1149398943" text:style-name="L2">
        <text:list-item>
          <text:p text:style-name="P21">Simulación</text:p>
        </text:list-item>
        <text:list-item>
          <text:p text:style-name="P21">SOAP</text:p>
        </text:list-item>
        <text:list-item>
          <text:p text:style-name="P21">Vista (Compuertas, Drag and Drop, rotar)</text:p>
        </text:list-item>
        <text:list-item>
          <text:p text:style-name="P21">Tabla Lógica</text:p>
        </text:list-item>
      </text:list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7"/>
      <text:p text:style-name="P7"/>
      <text:p text:style-name="P7">1 Diciembre:</text:p>
      <text:p text:style-name="P3"/>
      <text:list xml:id="list213147107" text:style-name="L3">
        <text:list-item>
          <text:p text:style-name="P22">Servidor</text:p>
        </text:list-item>
        <text:list-item>
          <text:p text:style-name="P22">Integración</text:p>
        </text:list-item>
        <text:list-item>
          <text:p text:style-name="P22">Imprimir</text:p>
        </text:list-item>
        <text:list-item>
          <text:p text:style-name="P22">Preentrega</text:p>
        </text:list-item>
      </text:list>
      <text:p text:style-name="P3"/>
      <text:p text:style-name="P7">8 Diciembre:</text:p>
      <text:p text:style-name="P3"/>
      <text:list xml:id="list177232101" text:style-name="L4">
        <text:list-item>
          <text:p text:style-name="P23">Pruebas</text:p>
        </text:list-item>
        <text:list-item>
          <text:p text:style-name="P23">Bugs</text:p>
        </text:list-item>
        <text:list-item>
          <text:p text:style-name="P23">Documentación</text:p>
        </text:list-item>
      </text:list>
      <text:p text:style-name="P7"/>
      <text:p text:style-name="P9"/>
      <text:p text:style-name="P7">15 Diciembre:</text:p>
      <text:p text:style-name="P2"/>
      <text:list xml:id="list477755959" text:style-name="L5">
        <text:list-item>
          <text:p text:style-name="P24">Instalador</text:p>
        </text:list-item>
        <text:list-item>
          <text:p text:style-name="P24">Documentación</text:p>
        </text:list-item>
        <text:list-item>
          <text:p text:style-name="P24">Bugs</text:p>
        </text:list-item>
        <text:list-item>
          <text:p text:style-name="P24">Entrega Final</text:p>
        </text:list-item>
      </text:list>
      <text:p text:style-name="P3"/>
      <text:p text:style-name="P3"/>
      <text:p text:style-name="P3"/>
      <text:p text:style-name="P1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/>
      <text:p text:style-name="P4"/>
      <text:p text:style-name="P18"><text:alphabetical-index-mark-start text:id="IMark78002664"/><text:toc-mark-start text:id="IMark77996984" text:outline-level="1"/><text:alphabetical-index-mark-start text:id="IMark77998344"/><text:toc-mark-start text:id="IMark77133448" text:outline-level="1"/>División<text:toc-mark-end text:id="IMark77133448"/> De Tareas<text:alphabetical-index-mark-end text:id="IMark77998344"/><text:toc-mark-end text:id="IMark77996984"/><text:alphabetical-index-mark-end text:id="IMark78002664"/></text:p>
      <text:p text:style-name="P8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Juan Monetti</text:p>
          </table:table-cell>
          <table:table-cell table:style-name="Tabla1.A1" office:value-type="string">
            <text:p text:style-name="P12">Giovanni Opromolla</text:p>
          </table:table-cell>
          <table:table-cell table:style-name="Tabla1.D1" office:value-type="string">
            <text:p text:style-name="P12">Diego Saez</text:p>
          </table:table-cell>
        </table:table-row>
        <table:table-row>
          <table:table-cell table:style-name="Tabla1.A2" office:value-type="string">
            <text:p text:style-name="P12">Circuito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D2" office:value-type="string">
            <text:p text:style-name="P12">X</text:p>
          </table:table-cell>
        </table:table-row>
        <table:table-row>
          <table:table-cell table:style-name="Tabla1.A2" office:value-type="string">
            <text:p text:style-name="P12">Vista</text:p>
          </table:table-cell>
          <table:table-cell table:style-name="Tabla1.A2" office:value-type="string">
            <text:p text:style-name="P12">X</text:p>
          </table:table-cell>
          <table:table-cell table:style-name="Tabla1.A2" office:value-type="string">
            <text:p text:style-name="P12"/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2">Persistencia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>X</text:p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2">Controlador</text:p>
          </table:table-cell>
          <table:table-cell table:style-name="Tabla1.A2" office:value-type="string">
            <text:p text:style-name="P12">X</text:p>
          </table:table-cell>
          <table:table-cell table:style-name="Tabla1.A2" office:value-type="string">
            <text:p text:style-name="P12"/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2">SOAP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>X</text:p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2">Simulación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D2" office:value-type="string">
            <text:p text:style-name="P12">X</text:p>
          </table:table-cell>
        </table:table-row>
        <table:table-row>
          <table:table-cell table:style-name="Tabla1.A2" office:value-type="string">
            <text:p text:style-name="P12">Modelo Cliente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D2" office:value-type="string">
            <text:p text:style-name="P12">X</text:p>
          </table:table-cell>
        </table:table-row>
        <table:table-row>
          <table:table-cell table:style-name="Tabla1.A2" office:value-type="string">
            <text:p text:style-name="P12">Servidor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>X</text:p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2">Socket/Thread</text:p>
          </table:table-cell>
          <table:table-cell table:style-name="Tabla1.A2" office:value-type="string">
            <text:p text:style-name="P12">X</text:p>
          </table:table-cell>
          <table:table-cell table:style-name="Tabla1.A2" office:value-type="string">
            <text:p text:style-name="P12">X</text:p>
          </table:table-cell>
          <table:table-cell table:style-name="Tabla1.D2" office:value-type="string">
            <text:p text:style-name="P12">X</text:p>
          </table:table-cell>
        </table:table-row>
        <table:table-row>
          <table:table-cell table:style-name="Tabla1.A2" office:value-type="string">
            <text:p text:style-name="P12">Integración</text:p>
          </table:table-cell>
          <table:table-cell table:style-name="Tabla1.A2" office:value-type="string">
            <text:p text:style-name="P12">X</text:p>
          </table:table-cell>
          <table:table-cell table:style-name="Tabla1.A2" office:value-type="string">
            <text:p text:style-name="P12">X</text:p>
          </table:table-cell>
          <table:table-cell table:style-name="Tabla1.D2" office:value-type="string">
            <text:p text:style-name="P12">X</text:p>
          </table:table-cell>
        </table:table-row>
        <table:table-row>
          <table:table-cell table:style-name="Tabla1.A2" office:value-type="string">
            <text:p text:style-name="P12">Documentación</text:p>
          </table:table-cell>
          <table:table-cell table:style-name="Tabla1.A2" office:value-type="string">
            <text:p text:style-name="P12">X</text:p>
          </table:table-cell>
          <table:table-cell table:style-name="Tabla1.A2" office:value-type="string">
            <text:p text:style-name="P12">X</text:p>
          </table:table-cell>
          <table:table-cell table:style-name="Tabla1.D2" office:value-type="string">
            <text:p text:style-name="P12">X</text:p>
          </table:table-cell>
        </table:table-row>
        <table:table-row>
          <table:table-cell table:style-name="Tabla1.A2" office:value-type="string">
            <text:p text:style-name="P12">Pruebas</text:p>
          </table:table-cell>
          <table:table-cell table:style-name="Tabla1.A2" office:value-type="string">
            <text:p text:style-name="P12">X</text:p>
          </table:table-cell>
          <table:table-cell table:style-name="Tabla1.A2" office:value-type="string">
            <text:p text:style-name="P12">X</text:p>
          </table:table-cell>
          <table:table-cell table:style-name="Tabla1.D2" office:value-type="string">
            <text:p text:style-name="P12">X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18"><text:alphabetical-index-mark-start text:id="IMark77996984"/><text:toc-mark-start text:id="IMark77224248" text:outline-level="1"/>Reporte De Avance<text:toc-mark-end text:id="IMark77224248"/><text:alphabetical-index-mark-end text:id="IMark77996984"/></text:p>
      <text:p text:style-name="P15"/>
      <text:p text:style-name="Text_20_body"><text:tab/></text:p>
      <text:p text:style-name="P6"/>
      <text:p text:style-name="P7">10 Noviembre:</text:p>
      <text:p text:style-name="P3"/>
      <text:p text:style-name="P7">17 Noviembre:</text:p>
      <text:p text:style-name="P3"/>
      <text:list xml:id="list1618619045" text:continue-list="list455545591" text:style-name="L1">
        <text:list-item>
          <text:p text:style-name="P20">Socket y Thread</text:p>
        </text:list-item>
        <text:list-item>
          <text:p text:style-name="P20">Diagrama de clases</text:p>
        </text:list-item>
        <text:list-item>
          <text:p text:style-name="P20">Ventana</text:p>
        </text:list-item>
      </text:list>
      <text:p text:style-name="P3"/>
      <text:p text:style-name="P3"/>
      <text:p text:style-name="P7">24 Noviembre:</text:p>
      <text:p text:style-name="P7"/>
      <text:list xml:id="list1727752266" text:style-name="L6">
        <text:list-item>
          <text:p text:style-name="P25">Vista - Compuertas</text:p>
        </text:list-item>
      </text:list>
      <text:list xml:id="list1821078815" text:style-name="L7">
        <text:list-item>
          <text:p text:style-name="P26">Vista - Drag and Drop</text:p>
        </text:list-item>
        <text:list-item>
          <text:p text:style-name="P26">Simulación</text:p>
        </text:list-item>
        <text:list-item>
          <text:p text:style-name="P26">Persistencia - Guardar</text:p>
        </text:list-item>
      </text:list>
      <text:p text:style-name="P3"/>
      <text:p text:style-name="P7">1 Diciembre:</text:p>
      <text:p text:style-name="P3"/>
      <text:list xml:id="list1388455587" text:style-name="L8">
        <text:list-item>
          <text:p text:style-name="P27">Persistencia - Recuperar</text:p>
        </text:list-item>
        <text:list-item>
          <text:p text:style-name="P27">Tabla Lógica</text:p>
        </text:list-item>
        <text:list-item>
          <text:p text:style-name="P27">SOAP</text:p>
        </text:list-item>
        <text:list-item>
          <text:p text:style-name="P27">Integración</text:p>
        </text:list-item>
      </text:list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7">8 Diciembre:</text:p>
      <text:p text:style-name="P3"/>
      <text:list xml:id="list1447312843" text:style-name="L9">
        <text:list-item>
          <text:p text:style-name="P28">Bugs</text:p>
        </text:list-item>
        <text:list-item>
          <text:p text:style-name="P28">Servidor</text:p>
        </text:list-item>
        <text:list-item>
          <text:p text:style-name="P28">Pruebas</text:p>
        </text:list-item>
        <text:list-item>
          <text:p text:style-name="P28">Integración</text:p>
        </text:list-item>
      </text:list>
      <text:p text:style-name="P7"/>
      <text:p text:style-name="P9"/>
      <text:p text:style-name="P7">15 Diciembre:</text:p>
      <text:p text:style-name="P2"/>
      <text:list xml:id="list2105479356" text:style-name="L10">
        <text:list-item>
          <text:p text:style-name="P29">Publicación</text:p>
        </text:list-item>
        <text:list-item>
          <text:p text:style-name="P29">Preview Caja Negra</text:p>
        </text:list-item>
      </text:list>
      <text:list xml:id="list58178816" text:style-name="L11">
        <text:list-item>
          <text:p text:style-name="P30">Instalador</text:p>
        </text:list-item>
        <text:list-item>
          <text:p text:style-name="P30">Documentación</text:p>
        </text:list-item>
        <text:list-item>
          <text:p text:style-name="P30">Bugs</text:p>
        </text:list-item>
        <text:list-item>
          <text:p text:style-name="P30">Entrega Final</text:p>
        </text:list-item>
      </text:list>
      <text:p text:style-name="P3"/>
      <text:p text:style-name="P3"/>
      <text:p text:style-name="P5"/>
      <text:p text:style-name="P1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18"><text:alphabetical-index-mark-start text:id="IMark77996984"/><text:toc-mark-start text:id="IMark77998344" text:outline-level="1"/>Conclusión<text:toc-mark-end text:id="IMark77998344"/><text:alphabetical-index-mark-end text:id="IMark77996984"/></text:p>
      <text:p text:style-name="P11"/>
      <text:p text:style-name="P4"><text:tab/>A modo de conclusión, podemos destacar la importancia que tubo el proyecto para poder poner en práctica los conocimientos adquiridos hasta el momento en el curso, como programación concurrente , conceptos de comunicación e interfaces gráficas.</text:p>
      <text:p text:style-name="P4"><text:tab/>Otro aspecto importante, fue la modalidad de trabajo para la construcción de la aplicación. En la cual nos encontramos con un cronograma recortado debido a la reorganización del grupo de trabajo. Pero gracias a un buen planteamiento de fechas cortas con objetivos concretos, y la buena comunicación y entendimiento que tubo el grupo, pudimos llegar a separar tareas individuales pero de fácil integración, que fue lo que nos permitió llegar a concluir el trabajo.</text:p>
      <text:p text:style-name="P4"><text:tab/>Por ultimo, a lo largo del proyecto, fuimos adaptando las ideas que en un principio habíamos planteado, por ejemplo en lo que tiene que ver a la parte gráfica, partimos de la base de la idea principal y la fuimos cambiando de acuerdo a los resultados que obteníamos por pantalla y las facilidades que la biblioteca nos otorgaba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VKHCOH+Helvetica" svg:font-family="VKHCOH+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 style:default-outline-level="1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Numbering_20_Symbols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h text:style-name="MP1" text:outline-level="1"><text:page-number text:select-page="current">7</text:page-number></text:h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0T20:44:20</meta:creation-date>
    <dc:date>2009-12-13T20:10:56</dc:date>
    <meta:editing-duration>PT08H16M14S</meta:editing-duration>
    <meta:editing-cycles>19</meta:editing-cycles>
    <meta:generator>OpenOffice.org/3.0$Unix OpenOffice.org_project/300m15$Build-9379</meta:generator>
    <meta:document-statistic meta:table-count="1" meta:image-count="0" meta:object-count="0" meta:page-count="7" meta:paragraph-count="109" meta:word-count="384" meta:character-count="2143"/>
    <meta:user-defined meta:name="Información 1"/>
    <meta:user-defined meta:name="Información 2"/>
    <meta:user-defined meta:name="Información 3"/>
    <meta:user-defined meta:name="Información 4"/>
  </office:meta>
</office:document-meta>
</file>